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[Hebrew]/</text:p>
      <text:p text:style-name="P5">The real difference between Judaism and Gentilism is explained/ in two Hebrew words of our Scriptural section [Hebrew] Religion/ to deserve that name, must make existence enjoyable./ <text:s/>This truth was not understood by the polished heathens/ of ancient Greece and Rome. <text:s/>It is not understood by <text:span text:style-name="T2">a</text:span><text:span text:style-name="T3"> the still/ more civilized Nazarenes of modern times, but it has always/ been understood by the Pharisees of all ages. <text:s/>On one occasion/ four Rabbis were walking together. <text:s/>Two disciples who followed/ them put this question. <text:s/>"Ought the Sabbath to be held in abeyance/ to save life"? <text:s/>Our martyred Sage Akibah, with his usual discern-/-ment answered. <text:s/>"If to avenge death the service of God was sus-/-pended, and the sanctuary defiled by dragging the murderer,/ were he even a high priest, from the altar of which he laid hold,/ should we scruple to set aside a precept of the Law to restore/ life?" <text:s/>Yes: life is the highest gift, and to preserve it Mo-/-saism gives its prescriptions. <text:s/>The heathens of old also considered/ life the greatest possession, but like a child who has inherited/ a rich patrimony, and thinks himself at liberty to squander/ it away, so did they abuse nature's boon in the unrestrained/ indulgence of appetites, in carnal pleasures, in acts of violence, which/ they dignified <text:s/>by the name of votive offerings. <text:s/>The gentiles of/ later times also deemed life a divine grant, but only a whip to/ lash us into paradise. <text:s/>The more the sufferings, the surer/ the future happiness. <text:s/>The body must be chastened, that the/ soul may gain delights. <text:s/>Fasting is a step ladder to heaven,/ the [?] of society a key to the secret chamber of/ angels. <text:s/>The exclusion of marriage promised the embrace/ of the immaculate virgin. <text:s/>Thus on one side excesses which/ dragged the body below the level of beasts, on the other, privations/ caused by a misapprehension of the way of God/ <text:s/>The Mosaic law which was intended for men and not for </text:span><text:soft-page-break/><text:span text:style-name="T3">angels/ kept at an equal distance from the two extremes. <text:s/>It took/ into consideration human nature and the wants of life, which it/ suitably arranged and moderated, but did not crush. <text:s/>The/ author of the Law, who is also the Author of our being,/</text:span></text:p>
      <text:p text:style-name="P5"><text:span text:style-name="T3"/></text:p>
      <text:p text:style-name="P5"><text:span text:style-name="T3">[Page 2]</text:span></text:p>
      <text:p text:style-name="P5"><text:span text:style-name="T3">He who has infused into us instructs and passions, He/ who created all that surrounds us, and made the world/ so beautiful, so rich </text:span><text:span text:style-name="T2">and</text:span><text:span text:style-name="T3"> of good, who exalted legitimate/ cravings, must have aimed to elevate man above/ nature, but not to contradict nature. <text:s/>It is against nature/ not alone to abuse worldly goods, but also not to use/ them, despising them in spite of the Giver. <text:s/></text:span><text:span text:style-name="T2">It</text:span><text:span text:style-name="T3"> The law has not/ commanded celibacy (speak about the Essenes) fostering/ abstinence, flagellation, but [?], sobriety/ temperance, because on those virtues, possible of practice/ depend the spiritual not less than the temporal life of man./ <text:s/>This is the sanctification (comment on [Hebrew]) so/ repeatedly recommended, which removes from corporeal/ enjoyments what is brutal or dangerous, turning them/ to the preservation and the contentment of the individual,/ and in that manner moderating them, so as to render/ them not alone innocent, but useful to the moral/ development. <text:s/>Rightly has our text, inculcating some/ precepts, added that he who practices them will live./ <text:s/>He lives because they do not </text:span><text:span text:style-name="T2">cast</text:span><text:span text:style-name="T3"> cut off but on the con-/trary promote freedom and liberty of thought. <text:s/>He/ lives because they do not forbid enjoyment. <text:s/>He lives because/ he is not surrounded by the terrors of superstition. <text:s/>He/ lives because he is not obliged to abdicate reason; because/ he does not see the government of the spirit usurped/ and that of his intelligence </text:span><text:span text:style-name="T2">stoke</text:span><text:span text:style-name="T3"> stolen. <text:s/>Let us then/ remain faithful to a law which has preserved our exist-/-ance as [?], and of which the Moralist says/ [Hebrew] expressing more literally than figu-/-ratively the surprising effects thereof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3T15:11:30.82</meta:creation-date>
    <meta:document-statistic meta:table-count="0" meta:image-count="0" meta:object-count="0" meta:page-count="3" meta:paragraph-count="65" meta:word-count="799" meta:character-count="5081"/>
    <dc:date>2012-05-23T15:32:10.01</dc:date>
    <dc:creator>Penn Libraries</dc:creator>
    <meta:editing-duration>PT00H01M28S</meta:editing-duration>
    <meta:editing-cycles>1</meta:editing-cycles>
    <meta:generator>OpenOffice.org/3.2$Win32 OpenOffice.org_project/320m12$Build-9483</meta:generator>
  </office:meta>
</office:document-meta>
</file>